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9aef50"/>
    </style:style>
    <style:style style:name="gr1" style:family="graphic" style:parent-style-name="standard">
      <style:graphic-properties draw:stroke="solid" svg:stroke-width="0.04cm" svg:stroke-color="#706e0c" draw:marker-start-width="0.32cm" draw:marker-end-width="0.32cm" draw:fill-color="#b4c7dc" draw:textarea-horizontal-align="justify" draw:textarea-vertical-align="middle" draw:auto-grow-height="false" fo:min-height="0.087cm" fo:min-width="3.732cm" fo:padding-top="0.165cm" fo:padding-bottom="0.165cm" fo:padding-left="0.29cm" fo:padding-right="0.29cm" draw:shadow="hidden"/>
    </style:style>
    <style:style style:name="gr2" style:family="graphic" style:parent-style-name="standard">
      <style:graphic-properties svg:stroke-width="0.04cm" svg:stroke-color="#302709" draw:fill-color="#468a1a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width="0.04cm" draw:marker-start-width="0.23cm" draw:marker-end-width="0.23cm" draw:fill="solid" draw:fill-color="#468a1a" draw:opacity="100%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4cm" svg:stroke-color="#302709" draw:marker-start-width="0.23cm" draw:marker-end-width="0.23cm" draw:fill="solid" draw:fill-color="#468a1a" draw:opacity="100%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4cm" svg:stroke-color="#302709" draw:marker-start-width="0.2cm" draw:marker-end-width="0.2cm" draw:fill-color="#28471f" draw:textarea-horizontal-align="justify" draw:textarea-vertical-align="middle" draw:auto-grow-height="false" fo:min-height="0.832cm" fo:min-width="0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302709" draw:marker-start-width="0.2cm" draw:marker-end-width="0.2cm" draw:fill-color="#28471f" draw:textarea-horizontal-align="justify" draw:textarea-vertical-align="middle" draw:auto-grow-height="false" fo:min-height="0.699cm" fo:min-width="0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302709" draw:marker-start-width="0.2cm" draw:marker-end-width="0.2cm" draw:fill-color="#28471f" draw:textarea-horizontal-align="justify" draw:textarea-vertical-align="middle" draw:auto-grow-height="false" fo:min-height="0.292cm" fo:min-width="0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706e0c" draw:fill-color="#acb20c" draw:textarea-horizontal-align="justify" draw:textarea-vertical-align="middle" draw:auto-grow-height="false" fo:min-height="0.803cm" fo:min-width="0cm" fo:padding-top="0.145cm" fo:padding-bottom="0.145cm" fo:padding-left="0.27cm" fo:padding-right="0.27cm"/>
    </style:style>
    <style:style style:name="gr9" style:family="graphic" style:parent-style-name="standard">
      <style:graphic-properties svg:stroke-color="#395511" draw:fill-color="#468a1a" draw:textarea-vertical-align="middle"/>
    </style:style>
    <style:style style:name="gr10" style:family="graphic" style:parent-style-name="standard">
      <style:graphic-properties svg:stroke-width="0.04cm" svg:stroke-color="#302709" draw:marker-start-width="0.2cm" draw:marker-end-width="0.2cm" draw:fill-color="#28471f" draw:textarea-horizontal-align="justify" draw:textarea-vertical-align="middle" draw:auto-grow-height="false" fo:min-height="0.834cm" fo:min-width="0cm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302709" draw:marker-start-width="0.2cm" draw:marker-end-width="0.2cm" draw:fill-color="#28471f" draw:textarea-horizontal-align="justify" draw:textarea-vertical-align="middle" draw:auto-grow-height="false" fo:min-height="0.7cm" fo:min-width="0cm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302709" draw:marker-start-width="0.2cm" draw:marker-end-width="0.2cm" draw:fill-color="#28471f" draw:textarea-horizontal-align="justify" draw:textarea-vertical-align="middle" draw:auto-grow-height="false" fo:min-height="0.294cm" fo:min-width="0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666666" draw:marker-start-width="0.26cm" draw:marker-end-width="0.26cm" draw:fill-color="#999999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svg:stroke-width="0.01cm" svg:stroke-color="#468a1a" draw:marker-start-width="0.215cm" draw:marker-end-width="0.215cm" draw:fill="solid" draw:fill-color="#5eb91e" draw:textarea-vertical-align="middle" fo:padding-top="0.13cm" fo:padding-bottom="0.13cm" fo:padding-left="0.255cm" fo:padding-right="0.255cm"/>
    </style:style>
    <style:style style:name="gr15" style:family="graphic" style:parent-style-name="objectwithoutfill">
      <style:graphic-properties svg:stroke-width="0.01cm" svg:stroke-color="#395511" draw:marker-start-width="0.215cm" draw:marker-end-width="0.215cm" draw:fill="solid" draw:fill-color="#5eb91e" draw:textarea-vertical-align="middle" fo:padding-top="0.13cm" fo:padding-bottom="0.13cm" fo:padding-left="0.255cm" fo:padding-right="0.255cm"/>
    </style:style>
    <style:style style:name="gr16" style:family="graphic" style:parent-style-name="objectwithoutfill">
      <style:graphic-properties svg:stroke-width="0.02cm" svg:stroke-color="#468a1a" draw:marker-start-width="0.23cm" draw:marker-end-width="0.23cm" draw:fill="solid" draw:fill-color="#5eb91e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svg:stroke-width="0.01cm" svg:stroke-color="#468a1a" draw:marker-start-width="0.215cm" draw:marker-end-width="0.215cm" draw:fill-color="#5eb91e" draw:textarea-vertical-align="middle" fo:padding-top="0.13cm" fo:padding-bottom="0.13cm" fo:padding-left="0.255cm" fo:padding-right="0.255cm"/>
    </style:style>
    <style:style style:name="gr18" style:family="graphic" style:parent-style-name="objectwithoutfill">
      <style:graphic-properties svg:stroke-width="0.02cm" svg:stroke-color="#468a1a" draw:marker-start-width="0.23cm" draw:marker-end-width="0.23cm" draw:fill="none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491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491cm" fo:min-width="0cm" fo:padding-top="0.142cm" fo:padding-bottom="0.142cm" fo:padding-left="0.267cm" fo:padding-right="0.267cm" loext:softedge-radius="0cm"/>
    </style:style>
    <style:style style:name="gr2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cm" fo:padding-top="0.142cm" fo:padding-bottom="0.142cm" fo:padding-left="0.267cm" fo:padding-right="0.267cm" loext:softedge-radius="0cm"/>
    </style:style>
    <style:style style:name="gr23" style:family="graphic" style:parent-style-name="standard">
      <style:graphic-properties draw:stroke="solid" svg:stroke-width="0.035cm" svg:stroke-color="#395511" draw:marker-start-width="0.252cm" draw:marker-end-width="0.252cm" draw:fill="solid" draw:fill-color="#5eb91e" loext:fill-use-slide-background="false" draw:textarea-horizontal-align="center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loext:softedge-radius="0cm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loext:softedge-radius="0cm"/>
    </style:style>
    <style:style style:name="gr26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35cm" svg:stroke-color="#000000" draw:marker-start-width="0.331cm" draw:marker-end-width="0.331cm" draw:fill="solid" draw:fill-color="#000000" loext:fill-use-slide-background="false" draw:opacity="100%" draw:textarea-horizontal-align="justify" draw:textarea-vertical-align="middle" draw:auto-grow-height="false" fo:min-height="0.461cm" fo:min-width="0.625cm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solid" svg:stroke-width="0.035cm" svg:stroke-color="#395511" draw:marker-start-width="0.252cm" draw:marker-end-width="0.252cm" draw:fill="solid" draw:fill-color="#bbe33d" draw:textarea-horizontal-align="justify" draw:textarea-vertical-align="middle" draw:auto-grow-height="false" fo:min-height="0.702cm" fo:min-width="0.179cm" fo:padding-top="0.142cm" fo:padding-bottom="0.142cm" fo:padding-left="0.267cm" fo:padding-right="0.267cm" draw:shadow="hidden"/>
    </style:style>
    <style:style style:name="gr30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123cm" fo:min-width="0.098cm" fo:padding-top="0.142cm" fo:padding-bottom="0.142cm" fo:padding-left="0.267cm" fo:padding-right="0.267cm" draw:shadow="hidden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468a1a"/>
      <style:paragraph-properties fo:text-align="center"/>
    </style:style>
    <style:style style:name="P3" style:family="paragraph">
      <loext:graphic-properties draw:fill="solid" draw:fill-color="#468a1a" draw:opacity="100%"/>
      <style:paragraph-properties fo:text-align="center"/>
    </style:style>
    <style:style style:name="P4" style:family="paragraph">
      <loext:graphic-properties draw:fill-color="#28471f"/>
      <style:paragraph-properties fo:text-align="center"/>
    </style:style>
    <style:style style:name="P5" style:family="paragraph">
      <loext:graphic-properties draw:fill-color="#acb20c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solid" draw:fill-color="#5eb91e"/>
      <style:paragraph-properties fo:text-align="center"/>
    </style:style>
    <style:style style:name="P8" style:family="paragraph">
      <loext:graphic-properties draw:fill-color="#5eb91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solid" draw:fill-color="#000000" draw:opacity="100%"/>
      <style:paragraph-properties fo:text-align="center"/>
    </style:style>
    <style:style style:name="P13" style:family="paragraph">
      <loext:graphic-properties draw:fill="solid" draw:fill-color="#bbe33d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2.409cm" svg:height="5.688cm" svg:x="3.052cm" svg:y="6.136cm" svg:viewBox="0 0 12410 5689" svg:d="M1581 0h1 4995c30 0 58 4 86 12 27 7 54 17 80 33 25 14 49 32 68 52 20 20 38 43 52 68 16 26 26 53 34 80 7 27 11 55 11 85v1c0 29-4 58-11 86-8 27-18 54-34 79-14 26-32 49-52 68-18 19-40 36-63 50h4082c28 0 58 4 84 12 29 8 56 18 80 32 26 15 49 33 69 52 19 21 37 44 53 70 14 24 24 51 32 79 8 27 11 55 11 85 0 29-3 59-11 86-8 28-18 55-32 79-16 26-34 49-53 70-18 16-38 33-59 46h1039c29 0 58 4 86 11 27 8 54 18 79 34 26 14 49 32 68 52 21 19 39 42 53 68 15 26 26 53 33 80 8 28 12 56 12 86 0 29-4 57-12 85-7 27-18 54-33 80-14 26-32 49-53 68-19 20-42 38-68 53-25 15-52 25-79 33-28 8-57 11-86 11-3 0-5 0-8-1h-464c23 14 45 31 65 50 20 21 38 44 53 69 14 25 24 52 32 80 8 27 12 55 12 85v1c0 28-4 58-12 84-8 29-18 56-32 80-15 26-33 49-53 69-20 19-43 37-69 53-24 14-51 24-79 32-27 8-57 11-85 11h-1-1812c19 13 37 27 52 44 21 19 39 42 53 68 15 26 26 53 33 79 8 27 12 56 12 85v1c0 30-4 58-12 86-7 27-18 54-33 80-14 25-32 49-53 68-15 16-32 29-50 42h2487c29 0 58 4 86 12 27 7 54 18 79 33 26 14 49 32 68 53 21 19 39 42 53 68 15 25 26 52 33 79 8 27 12 55 12 85v1c0 29-4 58-12 86-7 27-18 54-33 79-14 26-32 49-53 68-19 21-42 39-68 53-25 15-52 26-79 33-28 8-57 12-86 12-3 0-5 0-8-1h-1708c21 14 41 29 58 47 20 19 38 42 52 68 16 26 26 53 34 79 7 27 11 56 11 85v1c0 30-4 58-11 86-8 27-18 54-34 80-14 25-32 49-52 68-19 20-43 38-68 52-26 16-53 26-80 34-28 7-56 11-86 11-2 0-5 0-7-1h-1883c24 14 46 31 66 50 19 20 37 44 52 69 14 25 24 52 32 80 8 27 12 55 12 84v2c0 28-4 57-12 84-8 29-18 55-32 80-15 25-33 49-52 69-21 19-43 36-66 50h2905c28 0 57 4 84 12 29 7 56 18 80 32 26 15 49 33 69 52 19 21 37 44 53 69 14 25 24 52 32 80 7 27 11 55 11 85v1c0 28-4 58-11 85-8 28-18 55-32 79-16 26-34 49-53 69-20 20-43 38-69 53-24 14-51 24-80 32-27 8-56 11-84 11h-2-6610c-30 0-59-3-86-11-28-8-55-18-80-32-25-15-48-33-69-53-19-20-37-43-53-69-14-24-24-51-32-79-7-27-11-57-11-85v-1c0-30 4-58 11-85 8-28 18-55 32-80 16-25 34-48 53-69 21-19 42-36 65-50h-3043c-29 0-59-4-86-11-28-8-55-18-79-32-26-16-49-34-69-53-20-20-38-44-53-69-14-25-24-51-32-80-8-27-12-56-12-84v-2c0-29 4-57 12-84 8-28 18-55 32-80 15-25 33-49 53-69 20-19 43-37 69-53 13-7 27-14 42-20-14-5-28-12-42-21-26-14-49-32-68-52-21-19-39-43-53-68-15-26-25-53-33-80-8-28-12-56-12-86v-1c0-29 4-58 12-85 8-26 18-53 33-79 14-26 32-49 53-68 17-18 36-33 56-46h-869c-30 0-58-4-86-12-27-7-54-18-80-33-25-14-48-32-68-53-20-19-38-42-52-68-16-25-26-52-33-79-8-28-12-57-12-86v-1c0-30 4-58 12-85 7-27 17-54 33-79 14-26 32-49 52-68 20-21 43-39 68-53 26-15 53-26 80-33 28-8 56-12 86-12h154c-18-13-35-26-50-42-21-19-39-43-53-68-15-26-25-53-33-80-8-28-12-56-12-86v-1c0-29 4-58 12-85 8-26 18-53 33-79 14-26 32-49 53-68 19-21 42-38 68-53 25-15 52-25 79-33 28-8 57-11 86-11h360c-19-13-37-27-53-43-20-20-38-43-53-69-14-24-24-51-32-80-8-26-12-56-12-84v-1c0-30 4-58 12-85 8-28 18-55 32-80 15-25 33-48 53-69 19-18 41-34 64-49h-371c-29 0-58-3-86-11-27-8-54-18-79-33-26-15-49-33-68-53-21-19-39-42-53-68-15-26-25-53-33-80-8-28-12-56-12-85v-2c0-29 4-57 12-84s18-54 33-80c14-26 32-49 53-68 19-20 42-38 68-52 25-16 52-26 79-34 27-7 55-11 85-11h1 1513c-20-13-41-30-59-46-19-21-37-44-52-70-14-24-25-51-32-79-8-27-12-57-12-86 0-30 4-58 12-85 7-28 18-55 32-79 15-26 33-49 52-70 20-18 41-34 64-48h-604c-29 0-57-4-85-12-27-8-54-18-80-33-26-14-49-32-68-53-20-19-38-42-52-68-16-25-26-52-34-79-8-28-11-57-11-86v-1c0-30 3-58 11-85s18-54 34-80c14-25 32-48 52-68 19-20 42-38 68-52 26-16 53-26 80-33 26-8 55-12 84-12zM1513 5028h2 975c30 0 59 4 86 12 29 8 55 18 80 32 25 15 49 33 69 52 19 21 37 44 53 70 14 24 24 51 32 79 7 27 11 57 11 85 0 29-4 59-11 86-8 28-18 55-32 79-16 26-34 49-53 70-20 19-44 37-69 52-25 14-51 24-80 32-27 8-56 12-86 12h-975c-30 0-59-4-86-12-29-8-56-18-80-32-26-15-49-33-69-52-19-21-37-44-53-70-14-24-24-51-32-79-8-27-11-57-11-86 0-30 3-58 11-85 8-28 18-55 32-79 16-26 34-49 53-70 20-19 43-37 69-52 24-14 51-24 80-32 27-8 55-12 84-12zM3271 5028h335c28 0 58 4 85 12 28 8 55 18 79 32 26 15 49 33 69 52 20 21 38 44 53 70 14 24 24 51 32 79 8 27 12 55 12 85 0 29-4 59-12 86-8 28-18 55-32 79-15 26-33 49-53 70-20 19-43 37-69 52-24 14-51 24-79 32-27 8-57 12-85 12h-1-334c-28 0-57-4-84-12-28-8-55-18-80-32-25-15-48-33-69-52-19-21-37-44-53-70-14-24-24-51-32-79-7-27-11-57-11-86 0-30 4-58 11-85 8-28 18-55 32-79 16-26 34-49 53-70 21-19 44-37 69-52 25-14 52-24 80-32 27-8 55-12 84-12z">
            <text:p/>
          </draw:path>
          <draw:g>
            <draw:path draw:style-name="gr2" draw:text-style-name="P2" draw:layer="layout" svg:width="0.372cm" svg:height="0.65cm" svg:x="6.271cm" svg:y="7.319cm" svg:viewBox="0 0 373 651" svg:d="M373 651c-61-223-137-464-373-651 86 218 110 433 133 651 81 0 161 0 240 0z">
              <text:p/>
            </draw:path>
            <draw:path draw:style-name="gr2" draw:text-style-name="P2" draw:layer="layout" svg:width="0.411cm" svg:height="0.4cm" svg:x="6.538cm" svg:y="7.569cm" svg:viewBox="0 0 412 401" svg:d="M0 401c68-137 151-286 412-401-95 133-121 267-147 401-88 0-177 0-265 0z">
              <text:p/>
            </draw:path>
            <draw:polygon draw:style-name="gr3" draw:text-style-name="P3" draw:layer="layout" svg:width="0.234cm" svg:height="1.685cm" svg:x="6.434cm" svg:y="6.325cm" svg:viewBox="0 0 235 1686" draw:points="235,1683 214,1685 194,1686 0,5 21,3 41,0">
              <text:p/>
            </draw:polygon>
            <draw:path draw:style-name="gr3" draw:text-style-name="P3" draw:layer="layout" svg:width="0.668cm" svg:height="1.31cm" svg:x="5.999cm" svg:y="6.707cm" svg:viewBox="0 0 669 1311" svg:d="M650 1303l-18 8c-179-425-382-857-632-1290l18-11 18-10c251 436 454 869 633 1294z">
              <text:p/>
            </draw:path>
            <draw:path draw:style-name="gr3" draw:text-style-name="P3" draw:layer="layout" svg:width="0.244cm" svg:height="1.68cm" svg:x="6.63cm" svg:y="6.331cm" svg:viewBox="0 0 245 1681" svg:d="M21 1680l-21-3c58-574 104-1109 204-1677l20 4 21 4c-100 567-148 1100-204 1673z">
              <text:p/>
            </draw:path>
            <draw:polygon draw:style-name="gr4" draw:text-style-name="P3" draw:layer="layout" svg:width="0.422cm" svg:height="0.813cm" svg:x="6.779cm" svg:y="7.222cm" svg:viewBox="0 0 423 814" draw:points="37,814 18,805 0,796 386,0 404,9 423,18">
              <text:p/>
            </draw:polygon>
            <draw:custom-shape draw:style-name="gr5" draw:text-style-name="P4" draw:layer="layout" svg:width="0.331cm" svg:height="1.218cm" draw:transform="rotate (0.0970403064108847) translate (6.164cm 5.187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03cm" svg:height="1.077cm" draw:transform="skewX (0.00191986217719384) rotate (0.525693170700692) translate (5.392cm 5.966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04cm" svg:height="1.077cm" draw:transform="skewX (0.00191986217719377) rotate (-0.209090444388921) translate (6.904cm 5.376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0.253cm" svg:height="0.656cm" draw:transform="rotate (-0.415737427825049) translate (7.299cm 6.67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" draw:text-style-name="P2" draw:layer="layout" svg:width="0.69cm" svg:height="1.023cm" svg:x="5.767cm" svg:y="6.947cm" svg:viewBox="0 0 691 1024" svg:d="M531 1023c-139-405-313-678-531-1023 291 310 516 603 691 1020-52-2-106 7-160 3z">
              <text:p/>
            </draw:path>
            <draw:path draw:style-name="gr2" draw:text-style-name="P2" draw:layer="layout" svg:width="0.344cm" svg:height="1.253cm" svg:x="6.555cm" svg:y="6.715cm" svg:viewBox="0 0 345 1254" svg:d="M0 1254c56-429 126-894 345-1254-81 418-101 835-124 1254-74 0-148 0-221 0z">
              <text:p/>
            </draw:path>
            <draw:path draw:style-name="gr2" draw:text-style-name="P2" draw:layer="layout" svg:width="0.253cm" svg:height="0.255cm" svg:x="6.874cm" svg:y="7.716cm" svg:viewBox="0 0 254 256" svg:d="M0 256c42-88 92-183 254-256-59 86-74 172-91 256-55 0-108 0-163 0z">
              <text:p/>
            </draw:path>
            <draw:custom-shape draw:style-name="gr8" draw:text-style-name="P5" draw:layer="layout" svg:width="0.174cm" svg:height="1.143cm" draw:transform="rotate (-1.5707963267949) translate (7.239cm 7.965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path draw:style-name="gr9" draw:text-style-name="P2" draw:layer="layout" svg:width="1.637cm" svg:height="0.904cm" svg:x="5.336cm" svg:y="9.338cm" svg:viewBox="0 0 1638 905" svg:d="M833 333l805-91c-68-186-805-324-1179-186-216 81-511 304-451 530 60 231 406 297 646 315 277 21 633-48 847-225 89-76 156-226 128-334z">
            <text:p/>
          </draw:path>
          <draw:path draw:style-name="gr9" draw:text-style-name="P2" draw:layer="layout" svg:width="1.121cm" svg:height="0.667cm" svg:x="8.428cm" svg:y="9.647cm" svg:viewBox="0 0 1122 668" svg:d="M0 360c-9-109 223-247 373-295 215-66 512-120 669 39 98 103 111 328 11 433-217 233-914 97-953 40l403-265z">
            <text:p/>
          </draw:path>
          <draw:g>
            <draw:path draw:style-name="gr2" draw:text-style-name="P2" draw:layer="layout" svg:width="0.372cm" svg:height="0.65cm" svg:x="11.641cm" svg:y="9.195cm" svg:viewBox="0 0 373 651" svg:d="M0 651c62-223 137-464 373-651-84 218-109 433-133 651-81 0-159 0-240 0z">
              <text:p/>
            </draw:path>
            <draw:path draw:style-name="gr2" draw:text-style-name="P2" draw:layer="layout" svg:width="0.411cm" svg:height="0.4cm" svg:x="10.813cm" svg:y="9.445cm" svg:viewBox="0 0 412 401" svg:d="M412 401c-70-137-152-286-412-401 95 133 121 267 146 401 89 0 176 0 266 0z">
              <text:p/>
            </draw:path>
            <draw:polygon draw:style-name="gr3" draw:text-style-name="P3" draw:layer="layout" svg:width="0.234cm" svg:height="1.685cm" draw:transform="skewX (-0.0005235987755983) rotate (0.0865683308989187) translate (10.9465103720992cm 8.21428969026082cm)" svg:viewBox="0 0 235 1686" draw:points="235,1682 214,1685 194,1686 0,5 21,3 41,0">
              <text:p/>
            </draw:polygon>
            <draw:path draw:style-name="gr3" draw:text-style-name="P3" draw:layer="layout" svg:width="0.668cm" svg:height="1.31cm" svg:x="10.74cm" svg:y="8.583cm" svg:viewBox="0 0 669 1311" svg:d="M650 1303l-18 8c-179-425-382-857-632-1290l18-11 18-10c251 436 454 869 633 1294z">
              <text:p/>
            </draw:path>
            <draw:path draw:style-name="gr3" draw:text-style-name="P3" draw:layer="layout" svg:width="0.244cm" svg:height="1.68cm" svg:x="11.371cm" svg:y="8.207cm" svg:viewBox="0 0 245 1681" svg:d="M21 1680l-21-3c58-574 104-1109 204-1677l20 4 21 4c-100 567-148 1100-204 1673z">
              <text:p/>
            </draw:path>
            <draw:polygon draw:style-name="gr4" draw:text-style-name="P3" draw:layer="layout" svg:width="0.422cm" svg:height="0.813cm" svg:x="11.52cm" svg:y="9.099cm" svg:viewBox="0 0 423 814" draw:points="37,814 18,805 0,796 386,0 404,9 423,18">
              <text:p/>
            </draw:polygon>
            <draw:custom-shape draw:style-name="gr10" draw:text-style-name="P4" draw:layer="layout" svg:width="0.33cm" svg:height="1.22cm" draw:transform="skewX (-0.00244346095279212) rotate (0.229510796637254) translate (10.537cm 7.176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4" draw:layer="layout" svg:width="0.302cm" svg:height="1.078cm" draw:transform="skewX (-0.00087266462599713) rotate (0.522900643897501) translate (10.133cm 7.842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304cm" svg:height="1.077cm" draw:transform="skewX (0.00191986217719377) rotate (-0.209090444388921) translate (11.645cm 7.252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0.253cm" svg:height="0.656cm" draw:transform="rotate (-0.415737427825049) translate (12.04cm 8.546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" draw:text-style-name="P2" draw:layer="layout" svg:width="0.253cm" svg:height="0.255cm" svg:x="11.615cm" svg:y="9.592cm" svg:viewBox="0 0 254 256" svg:d="M0 256c42-88 92-183 254-256-59 86-74 172-91 256-55 0-108 0-163 0z">
              <text:p/>
            </draw:path>
            <draw:polygon draw:style-name="gr4" draw:text-style-name="P3" draw:layer="layout" svg:width="0.422cm" svg:height="0.813cm" svg:x="10.853cm" svg:y="9.068cm" svg:viewBox="0 0 423 814" draw:points="386,814 405,805 423,796 37,0 19,9 0,18">
              <text:p/>
            </draw:polygon>
            <draw:custom-shape draw:style-name="gr12" draw:text-style-name="P4" draw:layer="layout" svg:width="0.251cm" svg:height="0.656cm" draw:transform="skewX (-0.00157079632679494) rotate (-0.629889327044755) translate (10.774cm 8.527cm)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" draw:text-style-name="P2" draw:layer="layout" svg:width="0.344cm" svg:height="1.253cm" svg:x="11.016cm" svg:y="8.591cm" svg:viewBox="0 0 345 1254" svg:d="M345 1254c-56-429-126-894-345-1254 81 418 101 835 123 1254 74 0 148 0 222 0z">
              <text:p/>
            </draw:path>
            <draw:path draw:style-name="gr2" draw:text-style-name="P2" draw:layer="layout" svg:width="0.69cm" svg:height="1.023cm" svg:x="11.331cm" svg:y="8.823cm" svg:viewBox="0 0 691 1024" svg:d="M159 1023c140-405 314-678 532-1023-292 310-517 603-691 1020 51-2 106 7 159 3z">
              <text:p/>
            </draw:path>
            <draw:custom-shape draw:style-name="gr8" draw:text-style-name="P5" draw:layer="layout" svg:width="0.175cm" svg:height="1.143cm" draw:transform="rotate (-1.5707963267949) translate (11.98cm 9.841cm)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path draw:style-name="gr13" draw:text-style-name="P6" draw:layer="layout" svg:width="0.615cm" svg:height="0.473cm" svg:x="14.178cm" svg:y="10.236cm" svg:viewBox="0 0 616 474" svg:d="M616 140c-1-42-49-76-87-95-96-47-220-59-322-27-82 26-177 82-200 166-25 89 19 211 96 261 81 53 203 27 287-18 108-56 231-165 226-287z">
            <text:p/>
          </draw:path>
          <draw:path draw:style-name="gr14" draw:text-style-name="P7" draw:layer="layout" svg:width="0.799cm" svg:height="1.841cm" svg:x="14.714cm" svg:y="5.149cm" svg:viewBox="0 0 800 1842" svg:d="M182 1842c190 0 353-6 543-6-22-293 5-586 75-904-92 102-186 203-278 304-33-199 4-413 72-631-84 52-162 125-218 207-49-259-59-531-12-812-240 244-217 695-199 1114-68-51-83-34-165-48 124 237 171 487 182 776z">
            <text:p/>
          </draw:path>
          <draw:path draw:style-name="gr15" draw:text-style-name="P7" draw:layer="layout" svg:width="0.667cm" svg:height="0.208cm" draw:transform="skewX (-0.0017453292519943) rotate (1.11631258957557) translate (15.1746712401633cm 6.644177380934cm)" svg:viewBox="0 0 668 209" svg:d="M0 49c230-87 427-39 668 0-195 42-363 101-522 160">
            <text:p/>
          </draw:path>
          <draw:path draw:style-name="gr15" draw:text-style-name="P7" draw:layer="layout" svg:width="0.912cm" svg:height="0.225cm" draw:transform="skewX (-0.00122173047639602) rotate (1.24372162497116) translate (14.9312039311504cm 6.58486685409511cm)" svg:viewBox="0 0 913 226" svg:d="M0 89c356-131 631-105 913-1-231 1-415 41-636 138">
            <text:p/>
          </draw:path>
          <draw:path draw:style-name="gr15" draw:text-style-name="P7" draw:layer="layout" svg:width="0.665cm" svg:height="0.296cm" draw:transform="skewX (0.00157079632679497) rotate (2.09561683286959) translate (14.8846453043889cm 6.87494242567249cm)" svg:viewBox="0 0 666 297" svg:d="M328 258c179 66 202 56 338-83-234-3-433-76-666-175">
            <text:p/>
          </draw:path>
          <draw:path draw:style-name="gr15" draw:text-style-name="P7" draw:layer="layout" svg:width="0.906cm" svg:height="0.173cm" draw:transform="skewX (-0.00453785605518526) rotate (1.51826191630987) translate (14.8604042817565cm 6.03967656353954cm)" svg:viewBox="0 0 907 174" svg:d="M337 174c182-15 380-41 570-3-265-191-577-179-907-162">
            <text:p/>
          </draw:path>
          <draw:path draw:style-name="gr9" draw:text-style-name="P2" draw:layer="layout" svg:width="1.107cm" svg:height="0.687cm" draw:transform="skewX (-0.00139626340159547) rotate (-0.219038821125288) translate (12.4749170095233cm 7.25018434630727cm)" svg:viewBox="0 0 1108 688" svg:d="M0 375c-9-110 210-262 358-309 215-67 513-121 670 38 98 104 110 329 11 433-218 234-934 161-999 16l477-213z">
            <text:p/>
          </draw:path>
          <draw:g>
            <draw:path draw:style-name="gr14" draw:text-style-name="P7" draw:layer="layout" svg:width="0.799cm" svg:height="1.841cm" svg:x="12.748cm" svg:y="10.092cm" svg:viewBox="0 0 800 1842" svg:d="M182 1842c190 0 353-6 543-6-22-293 5-586 75-904-92 102-186 203-278 304-33-199 4-413 72-631-84 52-162 125-218 207-49-259-59-531-12-812-240 244-217 695-199 1114-68-51-83-34-165-48 124 237 171 487 182 776z">
              <text:p/>
            </draw:path>
            <draw:path draw:style-name="gr16" draw:text-style-name="P7" draw:layer="layout" svg:width="0.667cm" svg:height="0.208cm" draw:transform="skewX (-0.00174532925199436) rotate (1.11631258957557) translate (13.2087560915083cm 11.5878191931096cm)" svg:viewBox="0 0 668 209" svg:d="M0 49c230-87 427-39 668 0-195 42-363 101-522 160">
              <text:p/>
            </draw:path>
            <draw:path draw:style-name="gr16" draw:text-style-name="P7" draw:layer="layout" svg:width="0.912cm" svg:height="0.224cm" draw:transform="skewX (0.00226892802759263) rotate (1.24686321762475) translate (12.9666640769132cm 11.5289411380827cm)" svg:viewBox="0 0 913 225" svg:d="M0 87c356-130 631-102 913 2-231 1-415 40-636 136">
              <text:p/>
            </draw:path>
            <draw:path draw:style-name="gr16" draw:text-style-name="P7" draw:layer="layout" svg:width="0.666cm" svg:height="0.309cm" draw:transform="skewX (0.00157079632679499) rotate (2.09596589871999) translate (12.9251421425201cm 11.8211490325625cm)" svg:viewBox="0 0 667 310" svg:d="M354 283c182 54 196 31 313-104-232-1-427-63-667-179">
              <text:p/>
            </draw:path>
            <draw:path draw:style-name="gr16" draw:text-style-name="P7" draw:layer="layout" svg:width="0.906cm" svg:height="0.173cm" draw:transform="skewX (-0.00558505360638185) rotate (1.51826191630987) translate (12.8944886474669cm 10.983327611331cm)" svg:viewBox="0 0 907 174" svg:d="M337 174c182-15 380-41 570-3-264-191-577-179-907-162">
              <text:p/>
            </draw:path>
          </draw:g>
          <draw:g>
            <draw:path draw:style-name="gr17" draw:text-style-name="P8" draw:layer="layout" svg:width="0.767cm" svg:height="1.817cm" svg:x="2.87cm" svg:y="5.187cm" svg:viewBox="0 0 768 1818" svg:d="M219 1807c-47-245-74-541-219-790 90 14 145 35 212 97 2-380 16-720 225-1114-42 332-42 587 0 862 41-37 41-87 122-113-26 213-40 337 26 531 50-64 73-131 149-193-27 235-21 478 34 731-176-3-373-7-549-11z">
              <text:p/>
            </draw:path>
            <draw:path draw:style-name="gr18" draw:text-style-name="P9" draw:layer="layout" svg:width="0.557cm" svg:height="0.335cm" draw:transform="rotate (2.29371170297095) translate (3.05068249174139cm 6.78389221330817cm)" svg:viewBox="0 0 558 336" svg:d="M26 249c240 129 359 101 532 2-212-63-377-132-558-251">
              <text:p/>
            </draw:path>
            <draw:path draw:style-name="gr18" draw:text-style-name="P9" draw:layer="layout" svg:width="0.556cm" svg:height="0.165cm" draw:transform="skewX (0.00174532925199434) rotate (1.50395021644351) translate (3.23349645973283cm 6.47890737979028cm)" svg:viewBox="0 0 557 166" svg:d="M0 165c194-16 372-32 557 1-54-110-230-163-415-166">
              <text:p/>
            </draw:path>
            <draw:path draw:style-name="gr18" draw:text-style-name="P9" draw:layer="layout" svg:width="0.447cm" svg:height="0.243cm" draw:transform="skewX (-0.00209439510239316) rotate (1.11404366154798) translate (3.37173937228522cm 6.65384073162414cm)" svg:viewBox="0 0 448 244" svg:d="M9 34c155-58 292-30 439-1-163 55-299 140-448 211">
              <text:p/>
            </draw:path>
            <draw:path draw:style-name="gr18" draw:text-style-name="P9" draw:layer="layout" svg:width="0.662cm" svg:height="0.261cm" draw:transform="skewX (-0.00418879020478637) rotate (1.18298416700176) translate (3.04846355920371cm 5.7936582629129cm)" svg:viewBox="0 0 663 262" svg:d="M180 20c164-14 324-34 483-6-233 57-449 129-663 248">
              <text:p/>
            </draw:path>
          </draw:g>
          <draw:g>
            <draw:path draw:style-name="gr17" draw:text-style-name="P8" draw:layer="layout" svg:width="1.556cm" svg:height="2.905cm" svg:x="2.71cm" svg:y="8.952cm" svg:viewBox="0 0 1557 2906" svg:d="M17 2906c159-634 55-1263-17-1949 239 388 369 714 453 1218 34-732 14-1439-105-2175 180 404 257 812 356 1271 5-355 32-757 113-1097 17 312 31 583 96 861 142-362 357-680 644-966-225 674-509 1394-548 2080 108-174 205-319 417-434-156 371-267 787-295 1191-372 0-742 0-1114 0z">
              <text:p/>
            </draw:path>
            <draw:path draw:style-name="gr18" draw:text-style-name="P9" draw:layer="layout" svg:width="0.984cm" svg:height="0.302cm" draw:transform="rotate (1.67097822585937) translate (2.80556476110198cm 10.8832497957062cm)" svg:viewBox="0 0 985 303" svg:d="M313 7c207 0 463 10 672-7-313 152-582 239-985 303">
              <text:p/>
            </draw:path>
            <draw:path draw:style-name="gr18" draw:text-style-name="P9" draw:layer="layout" svg:width="2.314cm" svg:height="0.213cm" draw:transform="skewX (-0.00209439510239319) rotate (1.64340202367786) translate (3.23531070588649cm 11.2949603258876cm)" svg:viewBox="0 0 2315 214" svg:d="M876 3c469 34 953 34 1439-3-688 250-1520 255-2315 149">
              <text:p/>
            </draw:path>
            <draw:path draw:style-name="gr18" draw:text-style-name="P9" draw:layer="layout" svg:width="0.812cm" svg:height="0.241cm" draw:transform="rotate (0.87091929674517) translate (3.56461947110811cm 11.2491475072779cm)" svg:viewBox="0 0 813 242" svg:d="M0 65c250-65 557-105 813-1-167 54-323 107-483 178">
              <text:p/>
            </draw:path>
            <draw:path draw:style-name="gr18" draw:text-style-name="P9" draw:layer="layout" svg:width="1.592cm" svg:height="0.314cm" draw:transform="skewX (0.000698131700797602) rotate (1.0780898789569) translate (3.39631929513699cm 10.3646910066414cm)" svg:viewBox="0 0 1593 315" svg:d="M0 134c482-205 1175-151 1593-1-348 47-685 109-1031 182">
              <text:p/>
            </draw:path>
            <draw:path draw:style-name="gr18" draw:text-style-name="P9" draw:layer="layout" svg:width="0.616cm" svg:height="0.165cm" draw:transform="skewX (0.00157079632679492) rotate (1.40446644907984) translate (3.41473953991794cm 9.72479548025471cm)" svg:viewBox="0 0 617 166" svg:d="M105 15c175-19 337-17 512-9-208 49-414 100-617 160">
              <text:p/>
            </draw:path>
          </draw:g>
          <draw:g>
            <draw:path draw:style-name="gr17" draw:text-style-name="P8" draw:layer="layout" svg:width="1.617cm" svg:height="2.279cm" svg:x="14.676cm" svg:y="7.95cm" svg:viewBox="0 0 1618 2280" svg:d="M365 2262c-32-476-184-863-365-1287 174 71 319 168 453 287 54-313-8-617-61-922 149 242 198 568 252 896 70-529 278-896 583-1236-124 403-173 804-147 1236 133-175 300-273 538-358-197 466-301 951-347 1402-302-6-604-11-906-18z">
              <text:p/>
            </draw:path>
            <draw:path draw:style-name="gr18" draw:text-style-name="P9" draw:layer="layout" svg:width="0.845cm" svg:height="0.256cm" draw:transform="skewX (0.00244346095279207) rotate (1.92509816494975) translate (14.9603067484663cm 9.71673496932515cm)" svg:viewBox="0 0 846 257" svg:d="M0 0c280 35 569 20 846 8-97 100-188 181-304 249">
              <text:p/>
            </draw:path>
            <draw:path draw:style-name="gr18" draw:text-style-name="P9" draw:layer="layout" svg:width="0.736cm" svg:height="0.112cm" draw:transform="skewX (0.00418879020478642) rotate (1.71792758273802) translate (15.1735072099767cm 9.01845011597671cm)" svg:viewBox="0 0 737 113" svg:d="M259 10c159-5 309 1 478-10-198 94-470 114-737 113">
              <text:p/>
            </draw:path>
            <draw:path draw:style-name="gr18" draw:text-style-name="P9" draw:layer="layout" svg:width="0.987cm" svg:height="0.484cm" draw:transform="skewX (-0.00191986217719376) rotate (0.989427152955586) translate (15.3418698640038cm 8.74584953872163cm)" svg:viewBox="0 0 988 485" svg:d="M214 30c259-43 522-37 774-2-338 103-643 230-988 457">
              <text:p/>
            </draw:path>
            <draw:path draw:style-name="gr18" draw:text-style-name="P9" draw:layer="layout" svg:width="1.144cm" svg:height="0.472cm" draw:transform="skewX (0.0010471975511966) rotate (1.2615239833415) translate (15.5045322705708cm 9.77750523336579cm)" svg:viewBox="0 0 1145 473" svg:d="M200 473c321-30 626-30 945-12-247-308-529-544-1145-433">
              <text:p/>
            </draw:path>
          </draw:g>
          <draw:g>
            <draw:path draw:style-name="gr17" draw:text-style-name="P8" draw:layer="layout" svg:width="0.704cm" svg:height="1.157cm" svg:x="11.187cm" svg:y="5.205cm" svg:viewBox="0 0 705 1158" svg:d="M122 1149c-21-215-30-478-122-669 101 55 160 146 227 278 59-272 132-539 313-758-59 286-95 545-69 827 73-165 96-323 234-444-75 275-75 515-70 775-171-3-343-6-513-9z">
              <text:p/>
            </draw:path>
            <draw:path draw:style-name="gr18" draw:text-style-name="P9" draw:layer="layout" svg:width="0.519cm" svg:height="0.161cm" draw:transform="skewX (-0.00209439510239321) rotate (1.40359378445384) translate (11.4875747050496cm 5.6887248702218cm)" svg:viewBox="0 0 520 162" svg:d="M59 162c151-9 305-14 461 0-159-91-316-139-520-162">
              <text:p/>
            </draw:path>
            <draw:path draw:style-name="gr18" draw:text-style-name="P9" draw:layer="layout" svg:width="0.571cm" svg:height="0.175cm" draw:transform="skewX (-0.00174532925199433) rotate (1.75719749090789) translate (11.2922453377578cm 6.24455580418494cm)" svg:viewBox="0 0 572 176" svg:d="M14 14c209 21 387 18 558-14-110 121-294 203-572 168">
              <text:p/>
            </draw:path>
            <draw:path draw:style-name="gr18" draw:text-style-name="P9" draw:layer="layout" svg:width="0.622cm" svg:height="0.281cm" draw:transform="skewX (0.00296705972839046) rotate (1.06657070589373) translate (11.5716725597489cm 6.11457769950466cm)" svg:viewBox="0 0 623 282" svg:d="M224 21c150-30 272-27 399 6-205 46-388 134-623 255">
              <text:p/>
            </draw:path>
          </draw:g>
          <draw:g>
            <draw:custom-shape draw:style-name="gr19" draw:text-style-name="P7" draw:layer="layout" svg:width="0.436cm" svg:height="1.095cm" draw:transform="skewX (0.00174532925199446) rotate (0.786968959724243) translate (4.943cm 9.2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0.405cm" svg:height="0.103cm" svg:x="5.493cm" svg:y="9.82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7" draw:layer="layout" svg:width="0.436cm" svg:height="1.095cm" draw:transform="rotate (0.785398163397448) translate (6.348cm 9.215cm)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7" draw:layer="layout" svg:width="0.444cm" svg:height="0.074cm" svg:x="6.475cm" svg:y="9.85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3" draw:text-style-name="P7" draw:layer="layout" svg:width="1.399cm" svg:height="1.509cm" svg:x="5.489cm" svg:y="8.42cm" svg:viewBox="0 0 1400 1510" svg:d="M134 209c4-130 73-203 215-208 117 9 204 78 204 204h22v-2h272c0-125 87-194 204-203 142 4 212 78 216 208 4 138 159 475 129 661-38 229-216 639-315 639h-256v2h-506c-99 0-277-411-315-640-31-186 125-523 130-661z">
              <text:p/>
            </draw:path>
            <draw:custom-shape draw:style-name="gr24" draw:text-style-name="P10" draw:layer="layout" svg:width="0.279cm" svg:height="0.278cm" svg:x="6.41cm" svg:y="8.53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181cm" svg:height="0.18cm" svg:x="6.455cm" svg:y="8.58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0" draw:layer="layout" svg:width="0.278cm" svg:height="0.278cm" svg:x="5.687cm" svg:y="8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181cm" svg:height="0.181cm" svg:x="5.736cm" svg:y="8.5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8" draw:text-style-name="P12" draw:layer="layout" svg:width="0.941cm" svg:height="0.244cm" svg:x="5.718cm" svg:y="8.981cm" svg:viewBox="0 0 942 245" svg:d="M900 88c-22 24-49 47-80 66s-66 36-103 49c-75 28-160 42-246 42-87 0-171-14-246-42-38-13-72-30-103-49s-58-42-80-66c-17-19-31-38-42-59l21-29c11 23 26 46 45 66 20 23 44 43 73 61s61 34 97 46c71 27 152 40 235 40s164-13 235-40c36-12 68-28 97-46s53-38 73-61c19-20 34-43 44-65l22 29c-11 20-25 39-42 58z">
              <text:p/>
            </draw:path>
            <draw:path draw:style-name="gr29" draw:text-style-name="P13" draw:layer="layout" svg:width="0.58cm" svg:height="0.545cm" svg:x="5.899cm" svg:y="9.384cm" svg:viewBox="0 0 581 546" svg:d="M291 0c50 0 101 14 145 39s81 62 106 106c26 45 39 95 39 146v165c0 30-5 60-14 89h-151v1h-401c-10-29-15-60-15-90v-165c0-51 14-101 39-146 25-44 62-81 106-106 45-25 95-39 146-39z">
              <text:p/>
            </draw:path>
            <draw:path draw:style-name="gr30" draw:text-style-name="P7" draw:layer="layout" svg:width="0.511cm" svg:height="0.161cm" svg:x="5.63cm" svg:y="9.768cm" svg:viewBox="0 0 512 162" svg:d="M0 162c0 0 0-1 0-2 0-28 12-56 35-80 22-24 54-44 93-59 39-13 83-21 129-21 44 0 89 8 127 21 40 15 72 35 94 59s34 52 34 80c0 1 0 2 0 2z">
              <text:p/>
            </draw:path>
            <draw:path draw:style-name="gr30" draw:text-style-name="P7" draw:layer="layout" svg:width="0.511cm" svg:height="0.161cm" svg:x="6.266cm" svg:y="9.768cm" svg:viewBox="0 0 512 162" svg:d="M0 162c0 0 0-1 0-2 0-28 12-56 35-80 22-24 54-44 93-59 39-13 83-21 129-21 44 0 89 8 127 21 40 15 72 35 94 59s34 52 34 80c0 1 0 2 0 2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  <dc:date>2022-11-08T13:29:56.939484648</dc:date>
    <meta:editing-duration>PT16M9S</meta:editing-duration>
    <meta:editing-cycles>3</meta:editing-cycles>
    <meta:document-statistic meta:object-count="87"/>
  </office:meta>
</office:document-meta>
</file>